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01pt"/>
    </style:style>
    <style:style style:name="co2" style:family="table-column">
      <style:table-column-properties fo:break-before="auto" style:column-width="15pt"/>
    </style:style>
    <style:style style:name="co3" style:family="table-column">
      <style:table-column-properties fo:break-before="auto" style:column-width="465.79pt"/>
    </style:style>
    <style:style style:name="co4" style:family="table-column">
      <style:table-column-properties fo:break-before="auto" style:column-width="50.91pt"/>
    </style:style>
    <style:style style:name="co5" style:family="table-column">
      <style:table-column-properties fo:break-before="auto" style:column-width="33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4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31.21pt" fo:break-before="auto" style:use-optimal-row-height="true"/>
    </style:style>
    <style:style style:name="ro5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2017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table:style-name="Default"/>
          <table:table-cell/>
          <table:table-cell table:style-name="Default" office:value-type="string" calcext:value-type="string">
            <text:p>Commen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他人开销</text:p>
          </table:table-cell>
          <table:table-cell office:value-type="string" calcext:value-type="string">
            <text:p>Ppl</text:p>
          </table:table-cell>
          <table:table-cell office:value-type="string" calcext:value-type="string">
            <text:p>地点</text:p>
          </table:table-cell>
          <table:table-cell office:value-type="string" calcext:value-type="string">
            <text:p>夜体重</text:p>
          </table:table-cell>
          <table:table-cell office:value-type="string" calcext:value-type="string">
            <text:p>Keyword</text:p>
          </table:table-cell>
          <table:table-cell table:number-columns-repeated="1015"/>
        </table:table-row>
        <table:table-row table:style-name="ro1">
          <table:table-cell office:value-type="date" office:date-value="2017-01-01" calcext:value-type="date">
            <text:p>01/01/17</text:p>
          </table:table-cell>
          <table:table-cell table:formula="of:=WEEKDAY([.A2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01-02" calcext:value-type="date">
            <text:p>01/02/17</text:p>
          </table:table-cell>
          <table:table-cell table:formula="of:=WEEKDAY([.A3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03" calcext:value-type="date">
            <text:p>01/03/17</text:p>
          </table:table-cell>
          <table:table-cell table:formula="of:=WEEKDAY([.A4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04" calcext:value-type="date">
            <text:p>01/04/17</text:p>
          </table:table-cell>
          <table:table-cell table:formula="of:=WEEKDAY([.A5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05" calcext:value-type="date">
            <text:p>01/05/17</text:p>
          </table:table-cell>
          <table:table-cell table:formula="of:=WEEKDAY([.A6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06" calcext:value-type="date">
            <text:p>01/06/17</text:p>
          </table:table-cell>
          <table:table-cell table:formula="of:=WEEKDAY([.A7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07" calcext:value-type="date">
            <text:p>01/07/17</text:p>
          </table:table-cell>
          <table:table-cell table:formula="of:=WEEKDAY([.A8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08" calcext:value-type="date">
            <text:p>01/08/17</text:p>
          </table:table-cell>
          <table:table-cell table:formula="of:=WEEKDAY([.A9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09" calcext:value-type="date">
            <text:p>01/09/17</text:p>
          </table:table-cell>
          <table:table-cell table:formula="of:=WEEKDAY([.A10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10" calcext:value-type="date">
            <text:p>01/10/17</text:p>
          </table:table-cell>
          <table:table-cell table:formula="of:=WEEKDAY([.A11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11" calcext:value-type="date">
            <text:p>01/11/17</text:p>
          </table:table-cell>
          <table:table-cell table:formula="of:=WEEKDAY([.A12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12" calcext:value-type="date">
            <text:p>01/12/17</text:p>
          </table:table-cell>
          <table:table-cell table:formula="of:=WEEKDAY([.A13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13" calcext:value-type="date">
            <text:p>01/13/17</text:p>
          </table:table-cell>
          <table:table-cell table:formula="of:=WEEKDAY([.A14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14" calcext:value-type="date">
            <text:p>01/14/17</text:p>
          </table:table-cell>
          <table:table-cell table:formula="of:=WEEKDAY([.A15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15" calcext:value-type="date">
            <text:p>01/15/17</text:p>
          </table:table-cell>
          <table:table-cell table:formula="of:=WEEKDAY([.A16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16" calcext:value-type="date">
            <text:p>01/16/17</text:p>
          </table:table-cell>
          <table:table-cell table:formula="of:=WEEKDAY([.A17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17" calcext:value-type="date">
            <text:p>01/17/17</text:p>
          </table:table-cell>
          <table:table-cell table:formula="of:=WEEKDAY([.A18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18" calcext:value-type="date">
            <text:p>01/18/17</text:p>
          </table:table-cell>
          <table:table-cell table:formula="of:=WEEKDAY([.A19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19" calcext:value-type="date">
            <text:p>01/19/17</text:p>
          </table:table-cell>
          <table:table-cell table:formula="of:=WEEKDAY([.A20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20" calcext:value-type="date">
            <text:p>01/20/17</text:p>
          </table:table-cell>
          <table:table-cell table:formula="of:=WEEKDAY([.A21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21" calcext:value-type="date">
            <text:p>01/21/17</text:p>
          </table:table-cell>
          <table:table-cell table:formula="of:=WEEKDAY([.A22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22" calcext:value-type="date">
            <text:p>01/22/17</text:p>
          </table:table-cell>
          <table:table-cell table:formula="of:=WEEKDAY([.A23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23" calcext:value-type="date">
            <text:p>01/23/17</text:p>
          </table:table-cell>
          <table:table-cell table:formula="of:=WEEKDAY([.A24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24" calcext:value-type="date">
            <text:p>01/24/17</text:p>
          </table:table-cell>
          <table:table-cell table:formula="of:=WEEKDAY([.A25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25" calcext:value-type="date">
            <text:p>01/25/17</text:p>
          </table:table-cell>
          <table:table-cell table:formula="of:=WEEKDAY([.A26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26" calcext:value-type="date">
            <text:p>01/26/17</text:p>
          </table:table-cell>
          <table:table-cell table:formula="of:=WEEKDAY([.A27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27" calcext:value-type="date">
            <text:p>01/27/17</text:p>
          </table:table-cell>
          <table:table-cell table:formula="of:=WEEKDAY([.A28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28" calcext:value-type="date">
            <text:p>01/28/17</text:p>
          </table:table-cell>
          <table:table-cell table:formula="of:=WEEKDAY([.A29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29" calcext:value-type="date">
            <text:p>01/29/17</text:p>
          </table:table-cell>
          <table:table-cell table:formula="of:=WEEKDAY([.A30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30" calcext:value-type="date">
            <text:p>01/30/17</text:p>
          </table:table-cell>
          <table:table-cell table:formula="of:=WEEKDAY([.A31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31" calcext:value-type="date">
            <text:p>01/31/17</text:p>
          </table:table-cell>
          <table:table-cell table:formula="of:=WEEKDAY([.A32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01" calcext:value-type="date">
            <text:p>02/01/17</text:p>
          </table:table-cell>
          <table:table-cell table:formula="of:=WEEKDAY([.A33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02" calcext:value-type="date">
            <text:p>02/02/17</text:p>
          </table:table-cell>
          <table:table-cell table:formula="of:=WEEKDAY([.A34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03" calcext:value-type="date">
            <text:p>02/03/17</text:p>
          </table:table-cell>
          <table:table-cell table:formula="of:=WEEKDAY([.A35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04" calcext:value-type="date">
            <text:p>02/04/17</text:p>
          </table:table-cell>
          <table:table-cell table:formula="of:=WEEKDAY([.A36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05" calcext:value-type="date">
            <text:p>02/05/17</text:p>
          </table:table-cell>
          <table:table-cell table:formula="of:=WEEKDAY([.A37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06" calcext:value-type="date">
            <text:p>02/06/17</text:p>
          </table:table-cell>
          <table:table-cell table:formula="of:=WEEKDAY([.A38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07" calcext:value-type="date">
            <text:p>02/07/17</text:p>
          </table:table-cell>
          <table:table-cell table:formula="of:=WEEKDAY([.A39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08" calcext:value-type="date">
            <text:p>02/08/17</text:p>
          </table:table-cell>
          <table:table-cell table:formula="of:=WEEKDAY([.A40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09" calcext:value-type="date">
            <text:p>02/09/17</text:p>
          </table:table-cell>
          <table:table-cell table:formula="of:=WEEKDAY([.A41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10" calcext:value-type="date">
            <text:p>02/10/17</text:p>
          </table:table-cell>
          <table:table-cell table:formula="of:=WEEKDAY([.A42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11" calcext:value-type="date">
            <text:p>02/11/17</text:p>
          </table:table-cell>
          <table:table-cell table:formula="of:=WEEKDAY([.A43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12" calcext:value-type="date">
            <text:p>02/12/17</text:p>
          </table:table-cell>
          <table:table-cell table:formula="of:=WEEKDAY([.A44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13" calcext:value-type="date">
            <text:p>02/13/17</text:p>
          </table:table-cell>
          <table:table-cell table:formula="of:=WEEKDAY([.A45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14" calcext:value-type="date">
            <text:p>02/14/17</text:p>
          </table:table-cell>
          <table:table-cell table:formula="of:=WEEKDAY([.A46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15" calcext:value-type="date">
            <text:p>02/15/17</text:p>
          </table:table-cell>
          <table:table-cell table:formula="of:=WEEKDAY([.A47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16" calcext:value-type="date">
            <text:p>02/16/17</text:p>
          </table:table-cell>
          <table:table-cell table:formula="of:=WEEKDAY([.A48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17" calcext:value-type="date">
            <text:p>02/17/17</text:p>
          </table:table-cell>
          <table:table-cell table:formula="of:=WEEKDAY([.A49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18" calcext:value-type="date">
            <text:p>02/18/17</text:p>
          </table:table-cell>
          <table:table-cell table:formula="of:=WEEKDAY([.A50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19" calcext:value-type="date">
            <text:p>02/19/17</text:p>
          </table:table-cell>
          <table:table-cell table:formula="of:=WEEKDAY([.A51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20" calcext:value-type="date">
            <text:p>02/20/17</text:p>
          </table:table-cell>
          <table:table-cell table:formula="of:=WEEKDAY([.A52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21" calcext:value-type="date">
            <text:p>02/21/17</text:p>
          </table:table-cell>
          <table:table-cell table:formula="of:=WEEKDAY([.A53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22" calcext:value-type="date">
            <text:p>02/22/17</text:p>
          </table:table-cell>
          <table:table-cell table:formula="of:=WEEKDAY([.A54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23" calcext:value-type="date">
            <text:p>02/23/17</text:p>
          </table:table-cell>
          <table:table-cell table:formula="of:=WEEKDAY([.A55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24" calcext:value-type="date">
            <text:p>02/24/17</text:p>
          </table:table-cell>
          <table:table-cell table:formula="of:=WEEKDAY([.A56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25" calcext:value-type="date">
            <text:p>02/25/17</text:p>
          </table:table-cell>
          <table:table-cell table:formula="of:=WEEKDAY([.A57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26" calcext:value-type="date">
            <text:p>02/26/17</text:p>
          </table:table-cell>
          <table:table-cell table:formula="of:=WEEKDAY([.A58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27" calcext:value-type="date">
            <text:p>02/27/17</text:p>
          </table:table-cell>
          <table:table-cell table:formula="of:=WEEKDAY([.A59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28" calcext:value-type="date">
            <text:p>02/28/17</text:p>
          </table:table-cell>
          <table:table-cell table:formula="of:=WEEKDAY([.A60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01" calcext:value-type="date">
            <text:p>03/01/17</text:p>
          </table:table-cell>
          <table:table-cell table:formula="of:=WEEKDAY([.A61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02" calcext:value-type="date">
            <text:p>03/02/17</text:p>
          </table:table-cell>
          <table:table-cell table:formula="of:=WEEKDAY([.A62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table:formula="of:=WEEKDAY([.A63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04" calcext:value-type="date">
            <text:p>03/04/17</text:p>
          </table:table-cell>
          <table:table-cell table:formula="of:=WEEKDAY([.A64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05" calcext:value-type="date">
            <text:p>03/05/17</text:p>
          </table:table-cell>
          <table:table-cell table:formula="of:=WEEKDAY([.A65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06" calcext:value-type="date">
            <text:p>03/06/17</text:p>
          </table:table-cell>
          <table:table-cell table:formula="of:=WEEKDAY([.A66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07" calcext:value-type="date">
            <text:p>03/07/17</text:p>
          </table:table-cell>
          <table:table-cell table:formula="of:=WEEKDAY([.A67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08" calcext:value-type="date">
            <text:p>03/08/17</text:p>
          </table:table-cell>
          <table:table-cell table:formula="of:=WEEKDAY([.A68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09" calcext:value-type="date">
            <text:p>03/09/17</text:p>
          </table:table-cell>
          <table:table-cell table:formula="of:=WEEKDAY([.A69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10" calcext:value-type="date">
            <text:p>03/10/17</text:p>
          </table:table-cell>
          <table:table-cell table:formula="of:=WEEKDAY([.A70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11" calcext:value-type="date">
            <text:p>03/11/17</text:p>
          </table:table-cell>
          <table:table-cell table:formula="of:=WEEKDAY([.A71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12" calcext:value-type="date">
            <text:p>03/12/17</text:p>
          </table:table-cell>
          <table:table-cell table:formula="of:=WEEKDAY([.A72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13" calcext:value-type="date">
            <text:p>03/13/17</text:p>
          </table:table-cell>
          <table:table-cell table:formula="of:=WEEKDAY([.A73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14" calcext:value-type="date">
            <text:p>03/14/17</text:p>
          </table:table-cell>
          <table:table-cell table:formula="of:=WEEKDAY([.A74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15" calcext:value-type="date">
            <text:p>03/15/17</text:p>
          </table:table-cell>
          <table:table-cell table:formula="of:=WEEKDAY([.A75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16" calcext:value-type="date">
            <text:p>03/16/17</text:p>
          </table:table-cell>
          <table:table-cell table:formula="of:=WEEKDAY([.A76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17" calcext:value-type="date">
            <text:p>03/17/17</text:p>
          </table:table-cell>
          <table:table-cell table:formula="of:=WEEKDAY([.A77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18" calcext:value-type="date">
            <text:p>03/18/17</text:p>
          </table:table-cell>
          <table:table-cell table:formula="of:=WEEKDAY([.A78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19" calcext:value-type="date">
            <text:p>03/19/17</text:p>
          </table:table-cell>
          <table:table-cell table:formula="of:=WEEKDAY([.A79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20" calcext:value-type="date">
            <text:p>03/20/17</text:p>
          </table:table-cell>
          <table:table-cell table:formula="of:=WEEKDAY([.A80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21" calcext:value-type="date">
            <text:p>03/21/17</text:p>
          </table:table-cell>
          <table:table-cell table:formula="of:=WEEKDAY([.A81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22" calcext:value-type="date">
            <text:p>03/22/17</text:p>
          </table:table-cell>
          <table:table-cell table:formula="of:=WEEKDAY([.A82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23" calcext:value-type="date">
            <text:p>03/23/17</text:p>
          </table:table-cell>
          <table:table-cell table:formula="of:=WEEKDAY([.A83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24" calcext:value-type="date">
            <text:p>03/24/17</text:p>
          </table:table-cell>
          <table:table-cell table:formula="of:=WEEKDAY([.A84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25" calcext:value-type="date">
            <text:p>03/25/17</text:p>
          </table:table-cell>
          <table:table-cell table:formula="of:=WEEKDAY([.A85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26" calcext:value-type="date">
            <text:p>03/26/17</text:p>
          </table:table-cell>
          <table:table-cell table:formula="of:=WEEKDAY([.A86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27" calcext:value-type="date">
            <text:p>03/27/17</text:p>
          </table:table-cell>
          <table:table-cell table:formula="of:=WEEKDAY([.A87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28" calcext:value-type="date">
            <text:p>03/28/17</text:p>
          </table:table-cell>
          <table:table-cell table:formula="of:=WEEKDAY([.A88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29" calcext:value-type="date">
            <text:p>03/29/17</text:p>
          </table:table-cell>
          <table:table-cell table:formula="of:=WEEKDAY([.A89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30" calcext:value-type="date">
            <text:p>03/30/17</text:p>
          </table:table-cell>
          <table:table-cell table:formula="of:=WEEKDAY([.A90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31" calcext:value-type="date">
            <text:p>03/31/17</text:p>
          </table:table-cell>
          <table:table-cell table:formula="of:=WEEKDAY([.A91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01" calcext:value-type="date">
            <text:p>04/01/17</text:p>
          </table:table-cell>
          <table:table-cell table:formula="of:=WEEKDAY([.A92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02" calcext:value-type="date">
            <text:p>04/02/17</text:p>
          </table:table-cell>
          <table:table-cell table:formula="of:=WEEKDAY([.A93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03" calcext:value-type="date">
            <text:p>04/03/17</text:p>
          </table:table-cell>
          <table:table-cell table:formula="of:=WEEKDAY([.A94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04" calcext:value-type="date">
            <text:p>04/04/17</text:p>
          </table:table-cell>
          <table:table-cell table:formula="of:=WEEKDAY([.A95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05" calcext:value-type="date">
            <text:p>04/05/17</text:p>
          </table:table-cell>
          <table:table-cell table:formula="of:=WEEKDAY([.A96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06" calcext:value-type="date">
            <text:p>04/06/17</text:p>
          </table:table-cell>
          <table:table-cell table:formula="of:=WEEKDAY([.A97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07" calcext:value-type="date">
            <text:p>04/07/17</text:p>
          </table:table-cell>
          <table:table-cell table:formula="of:=WEEKDAY([.A98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08" calcext:value-type="date">
            <text:p>04/08/17</text:p>
          </table:table-cell>
          <table:table-cell table:formula="of:=WEEKDAY([.A99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09" calcext:value-type="date">
            <text:p>04/09/17</text:p>
          </table:table-cell>
          <table:table-cell table:formula="of:=WEEKDAY([.A100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10" calcext:value-type="date">
            <text:p>04/10/17</text:p>
          </table:table-cell>
          <table:table-cell table:formula="of:=WEEKDAY([.A101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11" calcext:value-type="date">
            <text:p>04/11/17</text:p>
          </table:table-cell>
          <table:table-cell table:formula="of:=WEEKDAY([.A102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12" calcext:value-type="date">
            <text:p>04/12/17</text:p>
          </table:table-cell>
          <table:table-cell table:formula="of:=WEEKDAY([.A103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13" calcext:value-type="date">
            <text:p>04/13/17</text:p>
          </table:table-cell>
          <table:table-cell table:formula="of:=WEEKDAY([.A104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14" calcext:value-type="date">
            <text:p>04/14/17</text:p>
          </table:table-cell>
          <table:table-cell table:formula="of:=WEEKDAY([.A105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15" calcext:value-type="date">
            <text:p>04/15/17</text:p>
          </table:table-cell>
          <table:table-cell table:formula="of:=WEEKDAY([.A106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16" calcext:value-type="date">
            <text:p>04/16/17</text:p>
          </table:table-cell>
          <table:table-cell table:formula="of:=WEEKDAY([.A107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17" calcext:value-type="date">
            <text:p>04/17/17</text:p>
          </table:table-cell>
          <table:table-cell table:formula="of:=WEEKDAY([.A108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18" calcext:value-type="date">
            <text:p>04/18/17</text:p>
          </table:table-cell>
          <table:table-cell table:formula="of:=WEEKDAY([.A109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19" calcext:value-type="date">
            <text:p>04/19/17</text:p>
          </table:table-cell>
          <table:table-cell table:formula="of:=WEEKDAY([.A110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20" calcext:value-type="date">
            <text:p>04/20/17</text:p>
          </table:table-cell>
          <table:table-cell table:formula="of:=WEEKDAY([.A111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21" calcext:value-type="date">
            <text:p>04/21/17</text:p>
          </table:table-cell>
          <table:table-cell table:formula="of:=WEEKDAY([.A112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22" calcext:value-type="date">
            <text:p>04/22/17</text:p>
          </table:table-cell>
          <table:table-cell table:formula="of:=WEEKDAY([.A113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23" calcext:value-type="date">
            <text:p>04/23/17</text:p>
          </table:table-cell>
          <table:table-cell table:formula="of:=WEEKDAY([.A114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24" calcext:value-type="date">
            <text:p>04/24/17</text:p>
          </table:table-cell>
          <table:table-cell table:formula="of:=WEEKDAY([.A115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25" calcext:value-type="date">
            <text:p>04/25/17</text:p>
          </table:table-cell>
          <table:table-cell table:formula="of:=WEEKDAY([.A116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26" calcext:value-type="date">
            <text:p>04/26/17</text:p>
          </table:table-cell>
          <table:table-cell table:formula="of:=WEEKDAY([.A117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27" calcext:value-type="date">
            <text:p>04/27/17</text:p>
          </table:table-cell>
          <table:table-cell table:formula="of:=WEEKDAY([.A118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28" calcext:value-type="date">
            <text:p>04/28/17</text:p>
          </table:table-cell>
          <table:table-cell table:formula="of:=WEEKDAY([.A119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29" calcext:value-type="date">
            <text:p>04/29/17</text:p>
          </table:table-cell>
          <table:table-cell table:formula="of:=WEEKDAY([.A120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30" calcext:value-type="date">
            <text:p>04/30/17</text:p>
          </table:table-cell>
          <table:table-cell table:formula="of:=WEEKDAY([.A121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01" calcext:value-type="date">
            <text:p>05/01/17</text:p>
          </table:table-cell>
          <table:table-cell table:formula="of:=WEEKDAY([.A122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02" calcext:value-type="date">
            <text:p>05/02/17</text:p>
          </table:table-cell>
          <table:table-cell table:formula="of:=WEEKDAY([.A123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03" calcext:value-type="date">
            <text:p>05/03/17</text:p>
          </table:table-cell>
          <table:table-cell table:formula="of:=WEEKDAY([.A124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04" calcext:value-type="date">
            <text:p>05/04/17</text:p>
          </table:table-cell>
          <table:table-cell table:formula="of:=WEEKDAY([.A125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05" calcext:value-type="date">
            <text:p>05/05/17</text:p>
          </table:table-cell>
          <table:table-cell table:formula="of:=WEEKDAY([.A126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06" calcext:value-type="date">
            <text:p>05/06/17</text:p>
          </table:table-cell>
          <table:table-cell table:formula="of:=WEEKDAY([.A127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07" calcext:value-type="date">
            <text:p>05/07/17</text:p>
          </table:table-cell>
          <table:table-cell table:formula="of:=WEEKDAY([.A128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08" calcext:value-type="date">
            <text:p>05/08/17</text:p>
          </table:table-cell>
          <table:table-cell table:formula="of:=WEEKDAY([.A129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09" calcext:value-type="date">
            <text:p>05/09/17</text:p>
          </table:table-cell>
          <table:table-cell table:formula="of:=WEEKDAY([.A130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10" calcext:value-type="date">
            <text:p>05/10/17</text:p>
          </table:table-cell>
          <table:table-cell table:formula="of:=WEEKDAY([.A131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11" calcext:value-type="date">
            <text:p>05/11/17</text:p>
          </table:table-cell>
          <table:table-cell table:formula="of:=WEEKDAY([.A132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12" calcext:value-type="date">
            <text:p>05/12/17</text:p>
          </table:table-cell>
          <table:table-cell table:formula="of:=WEEKDAY([.A133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13" calcext:value-type="date">
            <text:p>05/13/17</text:p>
          </table:table-cell>
          <table:table-cell table:formula="of:=WEEKDAY([.A134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14" calcext:value-type="date">
            <text:p>05/14/17</text:p>
          </table:table-cell>
          <table:table-cell table:formula="of:=WEEKDAY([.A135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15" calcext:value-type="date">
            <text:p>05/15/17</text:p>
          </table:table-cell>
          <table:table-cell table:formula="of:=WEEKDAY([.A136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16" calcext:value-type="date">
            <text:p>05/16/17</text:p>
          </table:table-cell>
          <table:table-cell table:formula="of:=WEEKDAY([.A137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17" calcext:value-type="date">
            <text:p>05/17/17</text:p>
          </table:table-cell>
          <table:table-cell table:formula="of:=WEEKDAY([.A138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18" calcext:value-type="date">
            <text:p>05/18/17</text:p>
          </table:table-cell>
          <table:table-cell table:formula="of:=WEEKDAY([.A139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19" calcext:value-type="date">
            <text:p>05/19/17</text:p>
          </table:table-cell>
          <table:table-cell table:formula="of:=WEEKDAY([.A140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20" calcext:value-type="date">
            <text:p>05/20/17</text:p>
          </table:table-cell>
          <table:table-cell table:formula="of:=WEEKDAY([.A141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21" calcext:value-type="date">
            <text:p>05/21/17</text:p>
          </table:table-cell>
          <table:table-cell table:formula="of:=WEEKDAY([.A142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22" calcext:value-type="date">
            <text:p>05/22/17</text:p>
          </table:table-cell>
          <table:table-cell table:formula="of:=WEEKDAY([.A143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23" calcext:value-type="date">
            <text:p>05/23/17</text:p>
          </table:table-cell>
          <table:table-cell table:formula="of:=WEEKDAY([.A144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24" calcext:value-type="date">
            <text:p>05/24/17</text:p>
          </table:table-cell>
          <table:table-cell table:formula="of:=WEEKDAY([.A145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25" calcext:value-type="date">
            <text:p>05/25/17</text:p>
          </table:table-cell>
          <table:table-cell table:formula="of:=WEEKDAY([.A146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26" calcext:value-type="date">
            <text:p>05/26/17</text:p>
          </table:table-cell>
          <table:table-cell table:formula="of:=WEEKDAY([.A147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27" calcext:value-type="date">
            <text:p>05/27/17</text:p>
          </table:table-cell>
          <table:table-cell table:formula="of:=WEEKDAY([.A148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28" calcext:value-type="date">
            <text:p>05/28/17</text:p>
          </table:table-cell>
          <table:table-cell table:formula="of:=WEEKDAY([.A149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29" calcext:value-type="date">
            <text:p>05/29/17</text:p>
          </table:table-cell>
          <table:table-cell table:formula="of:=WEEKDAY([.A150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30" calcext:value-type="date">
            <text:p>05/30/17</text:p>
          </table:table-cell>
          <table:table-cell table:formula="of:=WEEKDAY([.A151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31" calcext:value-type="date">
            <text:p>05/31/17</text:p>
          </table:table-cell>
          <table:table-cell table:formula="of:=WEEKDAY([.A152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01" calcext:value-type="date">
            <text:p>06/01/17</text:p>
          </table:table-cell>
          <table:table-cell table:formula="of:=WEEKDAY([.A153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02" calcext:value-type="date">
            <text:p>06/02/17</text:p>
          </table:table-cell>
          <table:table-cell table:formula="of:=WEEKDAY([.A154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03" calcext:value-type="date">
            <text:p>06/03/17</text:p>
          </table:table-cell>
          <table:table-cell table:formula="of:=WEEKDAY([.A155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04" calcext:value-type="date">
            <text:p>06/04/17</text:p>
          </table:table-cell>
          <table:table-cell table:formula="of:=WEEKDAY([.A156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05" calcext:value-type="date">
            <text:p>06/05/17</text:p>
          </table:table-cell>
          <table:table-cell table:formula="of:=WEEKDAY([.A157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06" calcext:value-type="date">
            <text:p>06/06/17</text:p>
          </table:table-cell>
          <table:table-cell table:formula="of:=WEEKDAY([.A158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07" calcext:value-type="date">
            <text:p>06/07/17</text:p>
          </table:table-cell>
          <table:table-cell table:formula="of:=WEEKDAY([.A159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08" calcext:value-type="date">
            <text:p>06/08/17</text:p>
          </table:table-cell>
          <table:table-cell table:formula="of:=WEEKDAY([.A160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09" calcext:value-type="date">
            <text:p>06/09/17</text:p>
          </table:table-cell>
          <table:table-cell table:formula="of:=WEEKDAY([.A161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table:formula="of:=WEEKDAY([.A162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11" calcext:value-type="date">
            <text:p>06/11/17</text:p>
          </table:table-cell>
          <table:table-cell table:formula="of:=WEEKDAY([.A163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12" calcext:value-type="date">
            <text:p>06/12/17</text:p>
          </table:table-cell>
          <table:table-cell table:formula="of:=WEEKDAY([.A164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13" calcext:value-type="date">
            <text:p>06/13/17</text:p>
          </table:table-cell>
          <table:table-cell table:formula="of:=WEEKDAY([.A165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14" calcext:value-type="date">
            <text:p>06/14/17</text:p>
          </table:table-cell>
          <table:table-cell table:formula="of:=WEEKDAY([.A166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15" calcext:value-type="date">
            <text:p>06/15/17</text:p>
          </table:table-cell>
          <table:table-cell table:formula="of:=WEEKDAY([.A167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16" calcext:value-type="date">
            <text:p>06/16/17</text:p>
          </table:table-cell>
          <table:table-cell table:formula="of:=WEEKDAY([.A168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table:formula="of:=WEEKDAY([.A169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18" calcext:value-type="date">
            <text:p>06/18/17</text:p>
          </table:table-cell>
          <table:table-cell table:formula="of:=WEEKDAY([.A170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19" calcext:value-type="date">
            <text:p>06/19/17</text:p>
          </table:table-cell>
          <table:table-cell table:formula="of:=WEEKDAY([.A171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20" calcext:value-type="date">
            <text:p>06/20/17</text:p>
          </table:table-cell>
          <table:table-cell table:formula="of:=WEEKDAY([.A172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21" calcext:value-type="date">
            <text:p>06/21/17</text:p>
          </table:table-cell>
          <table:table-cell table:formula="of:=WEEKDAY([.A173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22" calcext:value-type="date">
            <text:p>06/22/17</text:p>
          </table:table-cell>
          <table:table-cell table:formula="of:=WEEKDAY([.A174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23" calcext:value-type="date">
            <text:p>06/23/17</text:p>
          </table:table-cell>
          <table:table-cell table:formula="of:=WEEKDAY([.A175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24" calcext:value-type="date">
            <text:p>06/24/17</text:p>
          </table:table-cell>
          <table:table-cell table:formula="of:=WEEKDAY([.A176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date" office:date-value="2017-06-25" calcext:value-type="date">
            <text:p>06/25/17</text:p>
          </table:table-cell>
          <table:table-cell table:formula="of:=WEEKDAY([.A177];2)" office:value-type="float" office:value="7" calcext:value-type="float">
            <text:p>7</text:p>
          </table:table-cell>
          <table:table-cell office:value-type="string" calcext:value-type="string">
            <text:p>生日,去广州,晚上回深圳吃的观海台.海鲜吃的胃很不舒服.不要吃海鲜.一天不要在外面吃超过两顿饭.</text:p>
          </table:table-cell>
          <table:table-cell table:number-columns-repeated="2"/>
          <table:table-cell office:value-type="string" calcext:value-type="string">
            <text:p>larry</text:p>
          </table:table-cell>
          <table:table-cell office:value-type="string" calcext:value-type="string">
            <text:p>gz</text:p>
          </table:table-cell>
          <table:table-cell table:number-columns-repeated="1017"/>
        </table:table-row>
        <table:table-row table:style-name="ro1">
          <table:table-cell office:value-type="date" office:date-value="2017-06-26" calcext:value-type="date">
            <text:p>06/26/17</text:p>
          </table:table-cell>
          <table:table-cell table:formula="of:=WEEKDAY([.A178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27" calcext:value-type="date">
            <text:p>06/27/17</text:p>
          </table:table-cell>
          <table:table-cell table:formula="of:=WEEKDAY([.A179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28" calcext:value-type="date">
            <text:p>06/28/17</text:p>
          </table:table-cell>
          <table:table-cell table:formula="of:=WEEKDAY([.A180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29" calcext:value-type="date">
            <text:p>06/29/17</text:p>
          </table:table-cell>
          <table:table-cell table:formula="of:=WEEKDAY([.A181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30" calcext:value-type="date">
            <text:p>06/30/17</text:p>
          </table:table-cell>
          <table:table-cell table:formula="of:=WEEKDAY([.A182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7-01" calcext:value-type="date">
            <text:p>07/01/17</text:p>
          </table:table-cell>
          <table:table-cell table:formula="of:=WEEKDAY([.A183];2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date" office:date-value="2017-07-02" calcext:value-type="date">
            <text:p>07/02/17</text:p>
          </table:table-cell>
          <table:table-cell table:formula="of:=WEEKDAY([.A184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07-03" calcext:value-type="date">
            <text:p>07/03/17</text:p>
          </table:table-cell>
          <table:table-cell table:formula="of:=WEEKDAY([.A185];2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7-07-04" calcext:value-type="date">
            <text:p>07/04/17</text:p>
          </table:table-cell>
          <table:table-cell table:formula="of:=WEEKDAY([.A186]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date" office:date-value="2017-07-05" calcext:value-type="date">
            <text:p>07/05/17</text:p>
          </table:table-cell>
          <table:table-cell table:formula="of:=WEEKDAY([.A187];2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date" office:date-value="2017-07-06" calcext:value-type="date">
            <text:p>07/06/17</text:p>
          </table:table-cell>
          <table:table-cell table:formula="of:=WEEKDAY([.A188];2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date" office:date-value="2017-07-07" calcext:value-type="date">
            <text:p>07/07/17</text:p>
          </table:table-cell>
          <table:table-cell table:formula="of:=WEEKDAY([.A189];2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date" office:date-value="2017-07-08" calcext:value-type="date">
            <text:p>07/08/17</text:p>
          </table:table-cell>
          <table:table-cell table:formula="of:=WEEKDAY([.A190];2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date" office:date-value="2017-07-09" calcext:value-type="date">
            <text:p>07/09/17</text:p>
          </table:table-cell>
          <table:table-cell table:formula="of:=WEEKDAY([.A191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07-10" calcext:value-type="date">
            <text:p>07/10/17</text:p>
          </table:table-cell>
          <table:table-cell table:formula="of:=WEEKDAY([.A192];2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7-07-11" calcext:value-type="date">
            <text:p>07/11/17</text:p>
          </table:table-cell>
          <table:table-cell table:formula="of:=WEEKDAY([.A193]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date" office:date-value="2017-07-12" calcext:value-type="date">
            <text:p>07/12/17</text:p>
          </table:table-cell>
          <table:table-cell table:formula="of:=WEEKDAY([.A194];2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date" office:date-value="2017-07-13" calcext:value-type="date">
            <text:p>07/13/17</text:p>
          </table:table-cell>
          <table:table-cell table:formula="of:=WEEKDAY([.A195];2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date" office:date-value="2017-07-14" calcext:value-type="date">
            <text:p>07/14/17</text:p>
          </table:table-cell>
          <table:table-cell table:formula="of:=WEEKDAY([.A196];2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date" office:date-value="2017-07-15" calcext:value-type="date">
            <text:p>07/15/17</text:p>
          </table:table-cell>
          <table:table-cell table:formula="of:=WEEKDAY([.A197];2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date" office:date-value="2017-07-16" calcext:value-type="date">
            <text:p>07/16/17</text:p>
          </table:table-cell>
          <table:table-cell table:formula="of:=WEEKDAY([.A198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07-17" calcext:value-type="date">
            <text:p>07/17/17</text:p>
          </table:table-cell>
          <table:table-cell table:formula="of:=WEEKDAY([.A199];2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7-07-18" calcext:value-type="date">
            <text:p>07/18/17</text:p>
          </table:table-cell>
          <table:table-cell table:formula="of:=WEEKDAY([.A200]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date" office:date-value="2017-07-19" calcext:value-type="date">
            <text:p>07/19/17</text:p>
          </table:table-cell>
          <table:table-cell table:formula="of:=WEEKDAY([.A201];2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date" office:date-value="2017-07-20" calcext:value-type="date">
            <text:p>07/20/17</text:p>
          </table:table-cell>
          <table:table-cell table:formula="of:=WEEKDAY([.A202];2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date" office:date-value="2017-07-21" calcext:value-type="date">
            <text:p>07/21/17</text:p>
          </table:table-cell>
          <table:table-cell table:formula="of:=WEEKDAY([.A203];2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date" office:date-value="2017-07-22" calcext:value-type="date">
            <text:p>07/22/17</text:p>
          </table:table-cell>
          <table:table-cell table:formula="of:=WEEKDAY([.A204];2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date" office:date-value="2017-07-23" calcext:value-type="date">
            <text:p>07/23/17</text:p>
          </table:table-cell>
          <table:table-cell table:formula="of:=WEEKDAY([.A205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07-24" calcext:value-type="date">
            <text:p>07/24/17</text:p>
          </table:table-cell>
          <table:table-cell table:formula="of:=WEEKDAY([.A206];2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7-07-25" calcext:value-type="date">
            <text:p>07/25/17</text:p>
          </table:table-cell>
          <table:table-cell table:formula="of:=WEEKDAY([.A207]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date" office:date-value="2017-07-26" calcext:value-type="date">
            <text:p>07/26/17</text:p>
          </table:table-cell>
          <table:table-cell table:formula="of:=WEEKDAY([.A208];2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date" office:date-value="2017-07-27" calcext:value-type="date">
            <text:p>07/27/17</text:p>
          </table:table-cell>
          <table:table-cell table:formula="of:=WEEKDAY([.A209];2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date" office:date-value="2017-07-28" calcext:value-type="date">
            <text:p>07/28/17</text:p>
          </table:table-cell>
          <table:table-cell table:formula="of:=WEEKDAY([.A210];2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date" office:date-value="2017-07-29" calcext:value-type="date">
            <text:p>07/29/17</text:p>
          </table:table-cell>
          <table:table-cell table:formula="of:=WEEKDAY([.A211];2)" office:value-type="float" office:value="6" calcext:value-type="float">
            <text:p>6</text:p>
          </table:table-cell>
          <table:table-cell table:number-columns-repeated="1022"/>
        </table:table-row>
        <table:table-row table:style-name="ro3">
          <table:table-cell office:value-type="date" office:date-value="2017-07-30" calcext:value-type="date">
            <text:p>07/30/17</text:p>
          </table:table-cell>
          <table:table-cell table:formula="of:=WEEKDAY([.A212];2)" office:value-type="float" office:value="7" calcext:value-type="float">
            <text:p>7</text:p>
          </table:table-cell>
          <table:table-cell office:value-type="string" calcext:value-type="string">
            <text:p>粤菜王府（337）</text:p>
          </table:table-cell>
          <table:table-cell table:number-columns-repeated="1021"/>
        </table:table-row>
        <table:table-row table:style-name="ro1">
          <table:table-cell office:value-type="date" office:date-value="2017-07-31" calcext:value-type="date">
            <text:p>07/31/17</text:p>
          </table:table-cell>
          <table:table-cell table:formula="of:=WEEKDAY([.A213];2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7-08-01" calcext:value-type="date">
            <text:p>08/01/17</text:p>
          </table:table-cell>
          <table:table-cell table:formula="of:=WEEKDAY([.A214]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date" office:date-value="2017-08-02" calcext:value-type="date">
            <text:p>08/02/17</text:p>
          </table:table-cell>
          <table:table-cell table:formula="of:=WEEKDAY([.A215];2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date" office:date-value="2017-08-03" calcext:value-type="date">
            <text:p>08/03/17</text:p>
          </table:table-cell>
          <table:table-cell table:formula="of:=WEEKDAY([.A216];2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date" office:date-value="2017-08-04" calcext:value-type="date">
            <text:p>08/04/17</text:p>
          </table:table-cell>
          <table:table-cell table:formula="of:=WEEKDAY([.A217];2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date" office:date-value="2017-08-05" calcext:value-type="date">
            <text:p>08/05/17</text:p>
          </table:table-cell>
          <table:table-cell table:formula="of:=WEEKDAY([.A218];2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date" office:date-value="2017-08-06" calcext:value-type="date">
            <text:p>08/06/17</text:p>
          </table:table-cell>
          <table:table-cell table:formula="of:=WEEKDAY([.A219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08-07" calcext:value-type="date">
            <text:p>08/07/17</text:p>
          </table:table-cell>
          <table:table-cell table:formula="of:=WEEKDAY([.A220];2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7-08-08" calcext:value-type="date">
            <text:p>08/08/17</text:p>
          </table:table-cell>
          <table:table-cell table:formula="of:=WEEKDAY([.A221]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date" office:date-value="2017-08-09" calcext:value-type="date">
            <text:p>08/09/17</text:p>
          </table:table-cell>
          <table:table-cell table:formula="of:=WEEKDAY([.A222];2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date" office:date-value="2017-08-10" calcext:value-type="date">
            <text:p>08/10/17</text:p>
          </table:table-cell>
          <table:table-cell table:formula="of:=WEEKDAY([.A223];2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date" office:date-value="2017-08-11" calcext:value-type="date">
            <text:p>08/11/17</text:p>
          </table:table-cell>
          <table:table-cell table:formula="of:=WEEKDAY([.A224];2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date" office:date-value="2017-08-12" calcext:value-type="date">
            <text:p>08/12/17</text:p>
          </table:table-cell>
          <table:table-cell table:formula="of:=WEEKDAY([.A225];2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date" office:date-value="2017-08-13" calcext:value-type="date">
            <text:p>08/13/17</text:p>
          </table:table-cell>
          <table:table-cell table:formula="of:=WEEKDAY([.A226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08-14" calcext:value-type="date">
            <text:p>08/14/17</text:p>
          </table:table-cell>
          <table:table-cell table:formula="of:=WEEKDAY([.A227];2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7-08-15" calcext:value-type="date">
            <text:p>08/15/17</text:p>
          </table:table-cell>
          <table:table-cell table:formula="of:=WEEKDAY([.A228]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date" office:date-value="2017-08-16" calcext:value-type="date">
            <text:p>08/16/17</text:p>
          </table:table-cell>
          <table:table-cell table:formula="of:=WEEKDAY([.A229];2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date" office:date-value="2017-08-17" calcext:value-type="date">
            <text:p>08/17/17</text:p>
          </table:table-cell>
          <table:table-cell table:formula="of:=WEEKDAY([.A230];2)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date" office:date-value="2017-08-18" calcext:value-type="date">
            <text:p>08/18/17</text:p>
          </table:table-cell>
          <table:table-cell table:formula="of:=WEEKDAY([.A231];2)" office:value-type="float" office:value="5" calcext:value-type="float">
            <text:p>5</text:p>
          </table:table-cell>
          <table:table-cell office:value-type="string" calcext:value-type="string">
            <text:p>汉堡王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sz</text:p>
          </table:table-cell>
          <table:table-cell table:number-columns-repeated="1017"/>
        </table:table-row>
        <table:table-row table:style-name="ro1">
          <table:table-cell office:value-type="date" office:date-value="2017-08-19" calcext:value-type="date">
            <text:p>08/19/17</text:p>
          </table:table-cell>
          <table:table-cell table:formula="of:=WEEKDAY([.A232];2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sz</text:p>
          </table:table-cell>
          <table:table-cell table:number-columns-repeated="1017"/>
        </table:table-row>
        <table:table-row table:style-name="ro2">
          <table:table-cell office:value-type="date" office:date-value="2017-08-20" calcext:value-type="date">
            <text:p>08/20/17</text:p>
          </table:table-cell>
          <table:table-cell table:formula="of:=WEEKDAY([.A233];2)" office:value-type="float" office:value="7" calcext:value-type="float">
            <text:p>7</text:p>
          </table:table-cell>
          <table:table-cell office:value-type="string" calcext:value-type="string">
            <text:p>兰州拉面</text:p>
          </table:table-cell>
          <table:table-cell table:number-columns-repeated="3"/>
          <table:table-cell office:value-type="string" calcext:value-type="string">
            <text:p>sz</text:p>
          </table:table-cell>
          <table:table-cell table:number-columns-repeated="1017"/>
        </table:table-row>
        <table:table-row table:style-name="ro1">
          <table:table-cell office:value-type="date" office:date-value="2017-08-21" calcext:value-type="date">
            <text:p>08/21/17</text:p>
          </table:table-cell>
          <table:table-cell table:formula="of:=WEEKDAY([.A234];2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z</text:p>
          </table:table-cell>
          <table:table-cell table:number-columns-repeated="1017"/>
        </table:table-row>
        <table:table-row table:style-name="ro2">
          <table:table-cell office:value-type="date" office:date-value="2017-08-22" calcext:value-type="date">
            <text:p>08/22/17</text:p>
          </table:table-cell>
          <table:table-cell table:formula="of:=WEEKDAY([.A235];2)" office:value-type="float" office:value="2" calcext:value-type="float">
            <text:p>2</text:p>
          </table:table-cell>
          <table:table-cell office:value-type="string" calcext:value-type="string">
            <text:p>沃尔玛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sz</text:p>
          </table:table-cell>
          <table:table-cell table:number-columns-repeated="1017"/>
        </table:table-row>
        <table:table-row table:style-name="ro4">
          <table:table-cell office:value-type="date" office:date-value="2017-08-23" calcext:value-type="date">
            <text:p>08/23/17</text:p>
          </table:table-cell>
          <table:table-cell table:formula="of:=WEEKDAY([.A236];2)" office:value-type="float" office:value="3" calcext:value-type="float">
            <text:p>3</text:p>
          </table:table-cell>
          <table:table-cell office:value-type="string" calcext:value-type="string">
            <text:p>北大医院拍ct,咳嗽一个月, 跟家具污染的甲醛有关. (181231补记:中国的装修污染剧烈,食物安全,土壤和水污染严重).银华其他污染源: 下水道味道,水锈,水垢,烤类污染, 加工肉类, 罐头, 海鲜).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sz</text:p>
          </table:table-cell>
          <table:table-cell table:number-columns-repeated="1017"/>
        </table:table-row>
        <table:table-row table:style-name="ro2">
          <table:table-cell office:value-type="date" office:date-value="2017-08-24" calcext:value-type="date">
            <text:p>08/24/17</text:p>
          </table:table-cell>
          <table:table-cell table:formula="of:=WEEKDAY([.A237];2)" office:value-type="float" office:value="4" calcext:value-type="float">
            <text:p>4</text:p>
          </table:table-cell>
          <table:table-cell office:value-type="string" calcext:value-type="string">
            <text:p>优剪. 35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date" office:date-value="2017-08-25" calcext:value-type="date">
            <text:p>08/25/17</text:p>
          </table:table-cell>
          <table:table-cell table:formula="of:=WEEKDAY([.A238];2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date" office:date-value="2017-08-26" calcext:value-type="date">
            <text:p>08/26/17</text:p>
          </table:table-cell>
          <table:table-cell table:formula="of:=WEEKDAY([.A239];2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date" office:date-value="2017-08-27" calcext:value-type="date">
            <text:p>08/27/17</text:p>
          </table:table-cell>
          <table:table-cell table:formula="of:=WEEKDAY([.A240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08-28" calcext:value-type="date">
            <text:p>08/28/17</text:p>
          </table:table-cell>
          <table:table-cell table:formula="of:=WEEKDAY([.A241];2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7-08-29" calcext:value-type="date">
            <text:p>08/29/17</text:p>
          </table:table-cell>
          <table:table-cell table:formula="of:=WEEKDAY([.A242]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date" office:date-value="2017-08-30" calcext:value-type="date">
            <text:p>08/30/17</text:p>
          </table:table-cell>
          <table:table-cell table:formula="of:=WEEKDAY([.A243];2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date" office:date-value="2017-08-31" calcext:value-type="date">
            <text:p>08/31/17</text:p>
          </table:table-cell>
          <table:table-cell table:formula="of:=WEEKDAY([.A244];2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date" office:date-value="2017-09-01" calcext:value-type="date">
            <text:p>09/01/17</text:p>
          </table:table-cell>
          <table:table-cell table:formula="of:=WEEKDAY([.A245];2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date" office:date-value="2017-09-02" calcext:value-type="date">
            <text:p>09/02/17</text:p>
          </table:table-cell>
          <table:table-cell table:formula="of:=WEEKDAY([.A246];2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date" office:date-value="2017-09-03" calcext:value-type="date">
            <text:p>09/03/17</text:p>
          </table:table-cell>
          <table:table-cell table:formula="of:=WEEKDAY([.A247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09-04" calcext:value-type="date">
            <text:p>09/04/17</text:p>
          </table:table-cell>
          <table:table-cell table:formula="of:=WEEKDAY([.A248];2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7-09-05" calcext:value-type="date">
            <text:p>09/05/17</text:p>
          </table:table-cell>
          <table:table-cell table:formula="of:=WEEKDAY([.A249]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date" office:date-value="2017-09-06" calcext:value-type="date">
            <text:p>09/06/17</text:p>
          </table:table-cell>
          <table:table-cell table:formula="of:=WEEKDAY([.A250];2)" office:value-type="float" office:value="3" calcext:value-type="float">
            <text:p>3</text:p>
          </table:table-cell>
          <table:table-cell table:number-columns-repeated="1022"/>
        </table:table-row>
        <table:table-row table:style-name="ro3">
          <table:table-cell office:value-type="date" office:date-value="2017-09-07" calcext:value-type="date">
            <text:p>09/07/17</text:p>
          </table:table-cell>
          <table:table-cell table:formula="of:=WEEKDAY([.A251];2)" office:value-type="float" office:value="4" calcext:value-type="float">
            <text:p>4</text:p>
          </table:table-cell>
          <table:table-cell office:value-type="string" calcext:value-type="string">
            <text:p>韩国烤肉（万达秀英）</text:p>
          </table:table-cell>
          <table:table-cell table:number-columns-repeated="3"/>
          <table:table-cell office:value-type="string" calcext:value-type="string">
            <text:p>海口</text:p>
          </table:table-cell>
          <table:table-cell table:number-columns-repeated="1017"/>
        </table:table-row>
        <table:table-row table:style-name="ro2">
          <table:table-cell office:value-type="date" office:date-value="2017-09-08" calcext:value-type="date">
            <text:p>09/08/17</text:p>
          </table:table-cell>
          <table:table-cell table:formula="of:=WEEKDAY([.A252];2)" office:value-type="float" office:value="5" calcext:value-type="float">
            <text:p>5</text:p>
          </table:table-cell>
          <table:table-cell office:value-type="string" calcext:value-type="string">
            <text:p>海口秀英超市. </text:p>
          </table:table-cell>
          <table:table-cell table:number-columns-repeated="3"/>
          <table:table-cell office:value-type="string" calcext:value-type="string">
            <text:p>海口</text:p>
          </table:table-cell>
          <table:table-cell table:number-columns-repeated="1017"/>
        </table:table-row>
        <table:table-row table:style-name="ro1">
          <table:table-cell office:value-type="date" office:date-value="2017-09-09" calcext:value-type="date">
            <text:p>09/09/17</text:p>
          </table:table-cell>
          <table:table-cell table:formula="of:=WEEKDAY([.A253];2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date" office:date-value="2017-09-10" calcext:value-type="date">
            <text:p>09/10/17</text:p>
          </table:table-cell>
          <table:table-cell table:formula="of:=WEEKDAY([.A254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09-11" calcext:value-type="date">
            <text:p>09/11/17</text:p>
          </table:table-cell>
          <table:table-cell table:formula="of:=WEEKDAY([.A255];2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7-09-12" calcext:value-type="date">
            <text:p>09/12/17</text:p>
          </table:table-cell>
          <table:table-cell table:formula="of:=WEEKDAY([.A256]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date" office:date-value="2017-09-13" calcext:value-type="date">
            <text:p>09/13/17</text:p>
          </table:table-cell>
          <table:table-cell table:formula="of:=WEEKDAY([.A257];2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date" office:date-value="2017-09-14" calcext:value-type="date">
            <text:p>09/14/17</text:p>
          </table:table-cell>
          <table:table-cell table:formula="of:=WEEKDAY([.A258];2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date" office:date-value="2017-09-15" calcext:value-type="date">
            <text:p>09/15/17</text:p>
          </table:table-cell>
          <table:table-cell table:formula="of:=WEEKDAY([.A259];2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date" office:date-value="2017-09-16" calcext:value-type="date">
            <text:p>09/16/17</text:p>
          </table:table-cell>
          <table:table-cell table:formula="of:=WEEKDAY([.A260];2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date" office:date-value="2017-09-17" calcext:value-type="date">
            <text:p>09/17/17</text:p>
          </table:table-cell>
          <table:table-cell table:formula="of:=WEEKDAY([.A261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09-18" calcext:value-type="date">
            <text:p>09/18/17</text:p>
          </table:table-cell>
          <table:table-cell table:formula="of:=WEEKDAY([.A262];2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7-09-19" calcext:value-type="date">
            <text:p>09/19/17</text:p>
          </table:table-cell>
          <table:table-cell table:formula="of:=WEEKDAY([.A263]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date" office:date-value="2017-09-20" calcext:value-type="date">
            <text:p>09/20/17</text:p>
          </table:table-cell>
          <table:table-cell table:formula="of:=WEEKDAY([.A264];2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date" office:date-value="2017-09-21" calcext:value-type="date">
            <text:p>09/21/17</text:p>
          </table:table-cell>
          <table:table-cell table:formula="of:=WEEKDAY([.A265];2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date" office:date-value="2017-09-22" calcext:value-type="date">
            <text:p>09/22/17</text:p>
          </table:table-cell>
          <table:table-cell table:formula="of:=WEEKDAY([.A266];2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date" office:date-value="2017-09-23" calcext:value-type="date">
            <text:p>09/23/17</text:p>
          </table:table-cell>
          <table:table-cell table:formula="of:=WEEKDAY([.A267];2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date" office:date-value="2017-09-24" calcext:value-type="date">
            <text:p>09/24/17</text:p>
          </table:table-cell>
          <table:table-cell table:formula="of:=WEEKDAY([.A268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09-25" calcext:value-type="date">
            <text:p>09/25/17</text:p>
          </table:table-cell>
          <table:table-cell table:formula="of:=WEEKDAY([.A269];2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7-09-26" calcext:value-type="date">
            <text:p>09/26/17</text:p>
          </table:table-cell>
          <table:table-cell table:formula="of:=WEEKDAY([.A270];2)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date" office:date-value="2017-09-27" calcext:value-type="date">
            <text:p>09/27/17</text:p>
          </table:table-cell>
          <table:table-cell table:formula="of:=WEEKDAY([.A271];2)" office:value-type="float" office:value="3" calcext:value-type="float">
            <text:p>3</text:p>
          </table:table-cell>
          <table:table-cell office:value-type="string" calcext:value-type="string">
            <text:p>千味涮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深圳</text:p>
          </table:table-cell>
          <table:table-cell table:number-columns-repeated="1017"/>
        </table:table-row>
        <table:table-row table:style-name="ro2">
          <table:table-cell office:value-type="date" office:date-value="2017-09-28" calcext:value-type="date">
            <text:p>09/28/17</text:p>
          </table:table-cell>
          <table:table-cell table:formula="of:=WEEKDAY([.A272];2)" office:value-type="float" office:value="4" calcext:value-type="float">
            <text:p>4</text:p>
          </table:table-cell>
          <table:table-cell office:value-type="string" calcext:value-type="string">
            <text:p>九方饺子(王剑)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深圳</text:p>
          </table:table-cell>
          <table:table-cell table:number-columns-repeated="1017"/>
        </table:table-row>
        <table:table-row table:style-name="ro1">
          <table:table-cell office:value-type="date" office:date-value="2017-09-29" calcext:value-type="date">
            <text:p>09/29/17</text:p>
          </table:table-cell>
          <table:table-cell table:formula="of:=WEEKDAY([.A273];2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date" office:date-value="2017-09-30" calcext:value-type="date">
            <text:p>09/30/17</text:p>
          </table:table-cell>
          <table:table-cell table:formula="of:=WEEKDAY([.A274];2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date" office:date-value="2017-10-01" calcext:value-type="date">
            <text:p>10/01/17</text:p>
          </table:table-cell>
          <table:table-cell table:formula="of:=WEEKDAY([.A275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10-02" calcext:value-type="date">
            <text:p>10/02/17</text:p>
          </table:table-cell>
          <table:table-cell table:formula="of:=WEEKDAY([.A276];2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date" office:date-value="2017-10-03" calcext:value-type="date">
            <text:p>10/03/17</text:p>
          </table:table-cell>
          <table:table-cell table:formula="of:=WEEKDAY([.A277];2)" office:value-type="float" office:value="2" calcext:value-type="float">
            <text:p>2</text:p>
          </table:table-cell>
          <table:table-cell office:value-type="string" calcext:value-type="string">
            <text:p>庆丰包子</text:p>
          </table:table-cell>
          <table:table-cell table:number-columns-repeated="1021"/>
        </table:table-row>
        <table:table-row table:style-name="ro1">
          <table:table-cell office:value-type="date" office:date-value="2017-10-04" calcext:value-type="date">
            <text:p>10/04/17</text:p>
          </table:table-cell>
          <table:table-cell table:formula="of:=WEEKDAY([.A278];2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date" office:date-value="2017-10-05" calcext:value-type="date">
            <text:p>10/05/17</text:p>
          </table:table-cell>
          <table:table-cell table:formula="of:=WEEKDAY([.A279];2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date" office:date-value="2017-10-06" calcext:value-type="date">
            <text:p>10/06/17</text:p>
          </table:table-cell>
          <table:table-cell table:formula="of:=WEEKDAY([.A280];2)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date" office:date-value="2017-10-07" calcext:value-type="date">
            <text:p>10/07/17</text:p>
          </table:table-cell>
          <table:table-cell table:formula="of:=WEEKDAY([.A281];2)" office:value-type="float" office:value="6" calcext:value-type="float">
            <text:p>6</text:p>
          </table:table-cell>
          <table:table-cell office:value-type="string" calcext:value-type="string">
            <text:p>通州万达永辉. 汉拿山.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通州</text:p>
          </table:table-cell>
          <table:table-cell table:number-columns-repeated="1017"/>
        </table:table-row>
        <table:table-row table:style-name="ro1">
          <table:table-cell office:value-type="date" office:date-value="2017-10-08" calcext:value-type="date">
            <text:p>10/08/17</text:p>
          </table:table-cell>
          <table:table-cell table:formula="of:=WEEKDAY([.A282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10-09" calcext:value-type="date">
            <text:p>10/09/17</text:p>
          </table:table-cell>
          <table:table-cell table:formula="of:=WEEKDAY([.A283];2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date" office:date-value="2017-10-10" calcext:value-type="date">
            <text:p>10/10/17</text:p>
          </table:table-cell>
          <table:table-cell table:formula="of:=WEEKDAY([.A284];2)" office:value-type="float" office:value="2" calcext:value-type="float">
            <text:p>2</text:p>
          </table:table-cell>
          <table:table-cell office:value-type="string" calcext:value-type="string">
            <text:p>香河华联 (152)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string" calcext:value-type="string">
            <text:p>香河</text:p>
          </table:table-cell>
          <table:table-cell table:number-columns-repeated="1017"/>
        </table:table-row>
        <table:table-row table:style-name="ro1">
          <table:table-cell office:value-type="date" office:date-value="2017-10-11" calcext:value-type="date">
            <text:p>10/11/17</text:p>
          </table:table-cell>
          <table:table-cell table:formula="of:=WEEKDAY([.A285];2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date" office:date-value="2017-10-12" calcext:value-type="date">
            <text:p>10/12/17</text:p>
          </table:table-cell>
          <table:table-cell table:formula="of:=WEEKDAY([.A286];2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date" office:date-value="2017-10-13" calcext:value-type="date">
            <text:p>10/13/17</text:p>
          </table:table-cell>
          <table:table-cell table:formula="of:=WEEKDAY([.A287];2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date" office:date-value="2017-10-14" calcext:value-type="date">
            <text:p>10/14/17</text:p>
          </table:table-cell>
          <table:table-cell table:formula="of:=WEEKDAY([.A288];2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date" office:date-value="2017-10-15" calcext:value-type="date">
            <text:p>10/15/17</text:p>
          </table:table-cell>
          <table:table-cell table:formula="of:=WEEKDAY([.A289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10-16" calcext:value-type="date">
            <text:p>10/16/17</text:p>
          </table:table-cell>
          <table:table-cell table:formula="of:=WEEKDAY([.A290];2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7-10-17" calcext:value-type="date">
            <text:p>10/17/17</text:p>
          </table:table-cell>
          <table:table-cell table:formula="of:=WEEKDAY([.A291];2)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date" office:date-value="2017-10-18" calcext:value-type="date">
            <text:p>10/18/17</text:p>
          </table:table-cell>
          <table:table-cell table:formula="of:=WEEKDAY([.A292];2)" office:value-type="float" office:value="3" calcext:value-type="float">
            <text:p>3</text:p>
          </table:table-cell>
          <table:table-cell office:value-type="string" calcext:value-type="string">
            <text:p>回深圳.窗户出了情况,掉了一半.</text:p>
          </table:table-cell>
          <table:table-cell table:number-columns-repeated="1021"/>
        </table:table-row>
        <table:table-row table:style-name="ro2">
          <table:table-cell office:value-type="date" office:date-value="2017-10-19" calcext:value-type="date">
            <text:p>10/19/17</text:p>
          </table:table-cell>
          <table:table-cell table:formula="of:=WEEKDAY([.A293];2)" office:value-type="float" office:value="4" calcext:value-type="float">
            <text:p>4</text:p>
          </table:table-cell>
          <table:table-cell office:value-type="string" calcext:value-type="string">
            <text:p>兰州拉面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深圳</text:p>
          </table:table-cell>
          <table:table-cell table:number-columns-repeated="1017"/>
        </table:table-row>
        <table:table-row table:style-name="ro1">
          <table:table-cell office:value-type="date" office:date-value="2017-10-20" calcext:value-type="date">
            <text:p>10/20/17</text:p>
          </table:table-cell>
          <table:table-cell table:formula="of:=WEEKDAY([.A294];2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date" office:date-value="2017-10-21" calcext:value-type="date">
            <text:p>10/21/17</text:p>
          </table:table-cell>
          <table:table-cell table:formula="of:=WEEKDAY([.A295];2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date" office:date-value="2017-10-22" calcext:value-type="date">
            <text:p>10/22/17</text:p>
          </table:table-cell>
          <table:table-cell table:formula="of:=WEEKDAY([.A296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10-23" calcext:value-type="date">
            <text:p>10/23/17</text:p>
          </table:table-cell>
          <table:table-cell table:formula="of:=WEEKDAY([.A297];2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7-10-24" calcext:value-type="date">
            <text:p>10/24/17</text:p>
          </table:table-cell>
          <table:table-cell table:formula="of:=WEEKDAY([.A298]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date" office:date-value="2017-10-25" calcext:value-type="date">
            <text:p>10/25/17</text:p>
          </table:table-cell>
          <table:table-cell table:formula="of:=WEEKDAY([.A299];2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date" office:date-value="2017-10-26" calcext:value-type="date">
            <text:p>10/26/17</text:p>
          </table:table-cell>
          <table:table-cell table:formula="of:=WEEKDAY([.A300];2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date" office:date-value="2017-10-27" calcext:value-type="date">
            <text:p>10/27/17</text:p>
          </table:table-cell>
          <table:table-cell table:formula="of:=WEEKDAY([.A301];2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date" office:date-value="2017-10-28" calcext:value-type="date">
            <text:p>10/28/17</text:p>
          </table:table-cell>
          <table:table-cell table:formula="of:=WEEKDAY([.A302];2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date" office:date-value="2017-10-29" calcext:value-type="date">
            <text:p>10/29/17</text:p>
          </table:table-cell>
          <table:table-cell table:formula="of:=WEEKDAY([.A303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10-30" calcext:value-type="date">
            <text:p>10/30/17</text:p>
          </table:table-cell>
          <table:table-cell table:formula="of:=WEEKDAY([.A304];2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7-10-31" calcext:value-type="date">
            <text:p>10/31/17</text:p>
          </table:table-cell>
          <table:table-cell table:formula="of:=WEEKDAY([.A305]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date" office:date-value="2017-11-01" calcext:value-type="date">
            <text:p>11/01/17</text:p>
          </table:table-cell>
          <table:table-cell table:formula="of:=WEEKDAY([.A306];2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date" office:date-value="2017-11-02" calcext:value-type="date">
            <text:p>11/02/17</text:p>
          </table:table-cell>
          <table:table-cell table:formula="of:=WEEKDAY([.A307];2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date" office:date-value="2017-11-03" calcext:value-type="date">
            <text:p>11/03/17</text:p>
          </table:table-cell>
          <table:table-cell table:formula="of:=WEEKDAY([.A308];2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date" office:date-value="2017-11-04" calcext:value-type="date">
            <text:p>11/04/17</text:p>
          </table:table-cell>
          <table:table-cell table:formula="of:=WEEKDAY([.A309];2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date" office:date-value="2017-11-05" calcext:value-type="date">
            <text:p>11/05/17</text:p>
          </table:table-cell>
          <table:table-cell table:formula="of:=WEEKDAY([.A310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11-06" calcext:value-type="date">
            <text:p>11/06/17</text:p>
          </table:table-cell>
          <table:table-cell table:formula="of:=WEEKDAY([.A311];2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7-11-07" calcext:value-type="date">
            <text:p>11/07/17</text:p>
          </table:table-cell>
          <table:table-cell table:formula="of:=WEEKDAY([.A312]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date" office:date-value="2017-11-08" calcext:value-type="date">
            <text:p>11/08/17</text:p>
          </table:table-cell>
          <table:table-cell table:formula="of:=WEEKDAY([.A313];2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date" office:date-value="2017-11-09" calcext:value-type="date">
            <text:p>11/09/17</text:p>
          </table:table-cell>
          <table:table-cell table:formula="of:=WEEKDAY([.A314];2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date" office:date-value="2017-11-10" calcext:value-type="date">
            <text:p>11/10/17</text:p>
          </table:table-cell>
          <table:table-cell table:formula="of:=WEEKDAY([.A315];2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date" office:date-value="2017-11-11" calcext:value-type="date">
            <text:p>11/11/17</text:p>
          </table:table-cell>
          <table:table-cell table:formula="of:=WEEKDAY([.A316];2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date" office:date-value="2017-11-12" calcext:value-type="date">
            <text:p>11/12/17</text:p>
          </table:table-cell>
          <table:table-cell table:formula="of:=WEEKDAY([.A317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11-13" calcext:value-type="date">
            <text:p>11/13/17</text:p>
          </table:table-cell>
          <table:table-cell table:formula="of:=WEEKDAY([.A318];2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7-11-14" calcext:value-type="date">
            <text:p>11/14/17</text:p>
          </table:table-cell>
          <table:table-cell table:formula="of:=WEEKDAY([.A319]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date" office:date-value="2017-11-15" calcext:value-type="date">
            <text:p>11/15/17</text:p>
          </table:table-cell>
          <table:table-cell table:formula="of:=WEEKDAY([.A320];2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date" office:date-value="2017-11-16" calcext:value-type="date">
            <text:p>11/16/17</text:p>
          </table:table-cell>
          <table:table-cell table:formula="of:=WEEKDAY([.A321];2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date" office:date-value="2017-11-17" calcext:value-type="date">
            <text:p>11/17/17</text:p>
          </table:table-cell>
          <table:table-cell table:formula="of:=WEEKDAY([.A322];2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date" office:date-value="2017-11-18" calcext:value-type="date">
            <text:p>11/18/17</text:p>
          </table:table-cell>
          <table:table-cell table:formula="of:=WEEKDAY([.A323];2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date" office:date-value="2017-11-19" calcext:value-type="date">
            <text:p>11/19/17</text:p>
          </table:table-cell>
          <table:table-cell table:formula="of:=WEEKDAY([.A324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11-20" calcext:value-type="date">
            <text:p>11/20/17</text:p>
          </table:table-cell>
          <table:table-cell table:formula="of:=WEEKDAY([.A325];2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7-11-21" calcext:value-type="date">
            <text:p>11/21/17</text:p>
          </table:table-cell>
          <table:table-cell table:formula="of:=WEEKDAY([.A326]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date" office:date-value="2017-11-22" calcext:value-type="date">
            <text:p>11/22/17</text:p>
          </table:table-cell>
          <table:table-cell table:formula="of:=WEEKDAY([.A327];2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date" office:date-value="2017-11-23" calcext:value-type="date">
            <text:p>11/23/17</text:p>
          </table:table-cell>
          <table:table-cell table:formula="of:=WEEKDAY([.A328];2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date" office:date-value="2017-11-24" calcext:value-type="date">
            <text:p>11/24/17</text:p>
          </table:table-cell>
          <table:table-cell table:formula="of:=WEEKDAY([.A329];2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date" office:date-value="2017-11-25" calcext:value-type="date">
            <text:p>11/25/17</text:p>
          </table:table-cell>
          <table:table-cell table:formula="of:=WEEKDAY([.A330];2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date" office:date-value="2017-11-26" calcext:value-type="date">
            <text:p>11/26/17</text:p>
          </table:table-cell>
          <table:table-cell table:formula="of:=WEEKDAY([.A331];2)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office:value-type="date" office:date-value="2017-11-27" calcext:value-type="date">
            <text:p>11/27/17</text:p>
          </table:table-cell>
          <table:table-cell table:formula="of:=WEEKDAY([.A332];2)" office:value-type="float" office:value="1" calcext:value-type="float">
            <text:p>1</text:p>
          </table:table-cell>
          <table:table-cell office:value-type="string" calcext:value-type="string">
            <text:p>泰然本家.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sz</text:p>
          </table:table-cell>
          <table:table-cell table:number-columns-repeated="1017"/>
        </table:table-row>
        <table:table-row table:style-name="ro1">
          <table:table-cell office:value-type="date" office:date-value="2017-11-28" calcext:value-type="date">
            <text:p>11/28/17</text:p>
          </table:table-cell>
          <table:table-cell table:formula="of:=WEEKDAY([.A333]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date" office:date-value="2017-11-29" calcext:value-type="date">
            <text:p>11/29/17</text:p>
          </table:table-cell>
          <table:table-cell table:formula="of:=WEEKDAY([.A334];2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date" office:date-value="2017-11-30" calcext:value-type="date">
            <text:p>11/30/17</text:p>
          </table:table-cell>
          <table:table-cell table:formula="of:=WEEKDAY([.A335];2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date" office:date-value="2017-12-01" calcext:value-type="date">
            <text:p>12/01/17</text:p>
          </table:table-cell>
          <table:table-cell table:formula="of:=WEEKDAY([.A336];2)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date" office:date-value="2017-12-02" calcext:value-type="date">
            <text:p>12/02/17</text:p>
          </table:table-cell>
          <table:table-cell table:formula="of:=WEEKDAY([.A337];2)" office:value-type="float" office:value="6" calcext:value-type="float">
            <text:p>6</text:p>
          </table:table-cell>
          <table:table-cell office:value-type="string" calcext:value-type="string">
            <text:p>开车到海南.晚上吃万豪(500,宰人). </text:p>
          </table:table-cell>
          <table:table-cell table:formula="of:=250+117+519+510" office:value-type="float" office:value="1396" calcext:value-type="float">
            <text:p>1396</text:p>
          </table:table-cell>
          <table:table-cell table:number-columns-repeated="2"/>
          <table:table-cell office:value-type="string" calcext:value-type="string">
            <text:p>海口</text:p>
          </table:table-cell>
          <table:table-cell table:number-columns-repeated="1017"/>
        </table:table-row>
        <table:table-row table:style-name="ro2">
          <table:table-cell office:value-type="date" office:date-value="2017-12-03" calcext:value-type="date">
            <text:p>12/03/17</text:p>
          </table:table-cell>
          <table:table-cell table:formula="of:=WEEKDAY([.A338];2)" office:value-type="float" office:value="7" calcext:value-type="float">
            <text:p>7</text:p>
          </table:table-cell>
          <table:table-cell office:value-type="string" calcext:value-type="string">
            <text:p>慕尚蛋糕(38,贵)</text:p>
          </table:table-cell>
          <table:table-cell table:number-columns-repeated="3"/>
          <table:table-cell office:value-type="string" calcext:value-type="string">
            <text:p>海口</text:p>
          </table:table-cell>
          <table:table-cell table:number-columns-repeated="1017"/>
        </table:table-row>
        <table:table-row table:style-name="ro2">
          <table:table-cell office:value-type="date" office:date-value="2017-12-04" calcext:value-type="date">
            <text:p>12/04/17</text:p>
          </table:table-cell>
          <table:table-cell table:formula="of:=WEEKDAY([.A339];2)" office:value-type="float" office:value="1" calcext:value-type="float">
            <text:p>1</text:p>
          </table:table-cell>
          <table:table-cell office:value-type="string" calcext:value-type="string">
            <text:p>三亚免税区</text:p>
          </table:table-cell>
          <table:table-cell table:number-columns-repeated="1021"/>
        </table:table-row>
        <table:table-row table:style-name="ro1">
          <table:table-cell office:value-type="date" office:date-value="2017-12-05" calcext:value-type="date">
            <text:p>12/05/17</text:p>
          </table:table-cell>
          <table:table-cell table:formula="of:=WEEKDAY([.A340]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date" office:date-value="2017-12-06" calcext:value-type="date">
            <text:p>12/06/17</text:p>
          </table:table-cell>
          <table:table-cell table:formula="of:=WEEKDAY([.A341];2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date" office:date-value="2017-12-07" calcext:value-type="date">
            <text:p>12/07/17</text:p>
          </table:table-cell>
          <table:table-cell table:formula="of:=WEEKDAY([.A342];2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date" office:date-value="2017-12-08" calcext:value-type="date">
            <text:p>12/08/17</text:p>
          </table:table-cell>
          <table:table-cell table:formula="of:=WEEKDAY([.A343];2)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date" office:date-value="2017-12-09" calcext:value-type="date">
            <text:p>12/09/17</text:p>
          </table:table-cell>
          <table:table-cell table:formula="of:=WEEKDAY([.A344];2)" office:value-type="float" office:value="6" calcext:value-type="float">
            <text:p>6</text:p>
          </table:table-cell>
          <table:table-cell office:value-type="string" calcext:value-type="string">
            <text:p>三亚免税区</text:p>
          </table:table-cell>
          <table:table-cell table:number-columns-repeated="1021"/>
        </table:table-row>
        <table:table-row table:style-name="ro1">
          <table:table-cell office:value-type="date" office:date-value="2017-12-10" calcext:value-type="date">
            <text:p>12/10/17</text:p>
          </table:table-cell>
          <table:table-cell table:formula="of:=WEEKDAY([.A345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12-11" calcext:value-type="date">
            <text:p>12/11/17</text:p>
          </table:table-cell>
          <table:table-cell table:formula="of:=WEEKDAY([.A346];2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7-12-12" calcext:value-type="date">
            <text:p>12/12/17</text:p>
          </table:table-cell>
          <table:table-cell table:formula="of:=WEEKDAY([.A347]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date" office:date-value="2017-12-13" calcext:value-type="date">
            <text:p>12/13/17</text:p>
          </table:table-cell>
          <table:table-cell table:formula="of:=WEEKDAY([.A348];2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date" office:date-value="2017-12-14" calcext:value-type="date">
            <text:p>12/14/17</text:p>
          </table:table-cell>
          <table:table-cell table:formula="of:=WEEKDAY([.A349];2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date" office:date-value="2017-12-15" calcext:value-type="date">
            <text:p>12/15/17</text:p>
          </table:table-cell>
          <table:table-cell table:formula="of:=WEEKDAY([.A350];2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date" office:date-value="2017-12-16" calcext:value-type="date">
            <text:p>12/16/17</text:p>
          </table:table-cell>
          <table:table-cell table:formula="of:=WEEKDAY([.A351];2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date" office:date-value="2017-12-17" calcext:value-type="date">
            <text:p>12/17/17</text:p>
          </table:table-cell>
          <table:table-cell table:formula="of:=WEEKDAY([.A352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12-18" calcext:value-type="date">
            <text:p>12/18/17</text:p>
          </table:table-cell>
          <table:table-cell table:formula="of:=WEEKDAY([.A353];2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7-12-19" calcext:value-type="date">
            <text:p>12/19/17</text:p>
          </table:table-cell>
          <table:table-cell table:formula="of:=WEEKDAY([.A354]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date" office:date-value="2017-12-20" calcext:value-type="date">
            <text:p>12/20/17</text:p>
          </table:table-cell>
          <table:table-cell table:formula="of:=WEEKDAY([.A355];2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date" office:date-value="2017-12-21" calcext:value-type="date">
            <text:p>12/21/17</text:p>
          </table:table-cell>
          <table:table-cell table:formula="of:=WEEKDAY([.A356];2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date" office:date-value="2017-12-22" calcext:value-type="date">
            <text:p>12/22/17</text:p>
          </table:table-cell>
          <table:table-cell table:formula="of:=WEEKDAY([.A357];2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date" office:date-value="2017-12-23" calcext:value-type="date">
            <text:p>12/23/17</text:p>
          </table:table-cell>
          <table:table-cell table:formula="of:=WEEKDAY([.A358];2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date" office:date-value="2017-12-24" calcext:value-type="date">
            <text:p>12/24/17</text:p>
          </table:table-cell>
          <table:table-cell table:formula="of:=WEEKDAY([.A359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12-25" calcext:value-type="date">
            <text:p>12/25/17</text:p>
          </table:table-cell>
          <table:table-cell table:formula="of:=WEEKDAY([.A360];2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7-12-26" calcext:value-type="date">
            <text:p>12/26/17</text:p>
          </table:table-cell>
          <table:table-cell table:formula="of:=WEEKDAY([.A361]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date" office:date-value="2017-12-27" calcext:value-type="date">
            <text:p>12/27/17</text:p>
          </table:table-cell>
          <table:table-cell table:formula="of:=WEEKDAY([.A362];2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date" office:date-value="2017-12-28" calcext:value-type="date">
            <text:p>12/28/17</text:p>
          </table:table-cell>
          <table:table-cell table:formula="of:=WEEKDAY([.A363];2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date" office:date-value="2017-12-29" calcext:value-type="date">
            <text:p>12/29/17</text:p>
          </table:table-cell>
          <table:table-cell table:formula="of:=WEEKDAY([.A364];2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date" office:date-value="2017-12-30" calcext:value-type="date">
            <text:p>12/30/17</text:p>
          </table:table-cell>
          <table:table-cell table:formula="of:=WEEKDAY([.A365];2)" office:value-type="float" office:value="6" calcext:value-type="float">
            <text:p>6</text:p>
          </table:table-cell>
          <table:table-cell table:number-columns-repeated="1022"/>
        </table:table-row>
        <table:table-row table:style-name="ro5">
          <table:table-cell office:value-type="date" office:date-value="2017-12-31" calcext:value-type="date">
            <text:p>12/31/17</text:p>
          </table:table-cell>
          <table:table-cell table:formula="of:=WEEKDAY([.A366];2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45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P0" style:volatile="true">
      <number:month/>
      <number:text>月</number:text>
      <number:day/>
      <number:text>日</number:text>
    </number:date-style>
    <number:text-style style:name="N126">
      <number:text-content/>
      <style:map style:condition="value()&lt;=1.79769313486232E+308" style:apply-style-name="N126P0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/00/0000</text:date>, <text:time style:data-style-name="N2" text:time-value="13:26:21.8099593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9:12:57.811939083</meta:creation-date>
    <dc:date>2019-03-25T13:35:39.083298764</dc:date>
    <meta:editing-duration>PT10M39S</meta:editing-duration>
    <meta:editing-cycles>4</meta:editing-cycles>
    <meta:generator>LibreOffice/6.0.7.3$Linux_X86_64 LibreOffice_project/00m0$Build-3</meta:generator>
    <meta:document-statistic meta:table-count="1" meta:cell-count="788" meta:object-count="0"/>
  </office:meta>
</office:document-meta>
</file>